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officeooo:rsid="00192cf4" officeooo:paragraph-rsid="001a773b"/>
    </style:style>
    <style:style style:name="P7" style:family="paragraph" style:parent-style-name="Standard">
      <style:text-properties officeooo:rsid="001ae93c" officeooo:paragraph-rsid="001ae93c"/>
    </style:style>
    <style:style style:name="P8" style:family="paragraph" style:parent-style-name="Heading_20_2">
      <style:text-properties officeooo:rsid="00240d84" officeooo:paragraph-rsid="00240d84"/>
    </style:style>
    <style:style style:name="P9" style:family="paragraph" style:parent-style-name="Standard">
      <style:text-properties officeooo:rsid="00240d84" officeooo:paragraph-rsid="00240d84"/>
    </style:style>
    <style:style style:name="P10" style:family="paragraph" style:parent-style-name="Heading_20_2">
      <style:text-properties officeooo:rsid="0037db3e" officeooo:paragraph-rsid="0037db3e"/>
    </style:style>
    <style:style style:name="P11" style:family="paragraph" style:parent-style-name="Standard">
      <style:text-properties officeooo:rsid="0027a44d" officeooo:paragraph-rsid="0027a44d"/>
    </style:style>
    <style:style style:name="P12" style:family="paragraph" style:parent-style-name="Standard">
      <style:text-properties officeooo:rsid="003145de" officeooo:paragraph-rsid="003145de"/>
    </style:style>
    <style:style style:name="P13" style:family="paragraph" style:parent-style-name="Standard">
      <style:text-properties officeooo:rsid="003b5fa7" officeooo:paragraph-rsid="003b5fa7"/>
    </style:style>
    <style:style style:name="P14" style:family="paragraph" style:parent-style-name="Standard">
      <style:text-properties officeooo:rsid="0042d41a" officeooo:paragraph-rsid="0042d41a"/>
    </style:style>
    <style:style style:name="P15" style:family="paragraph" style:parent-style-name="Title" style:master-page-name="Standard">
      <style:paragraph-properties style:page-number="1"/>
    </style:style>
    <style:style style:name="P16"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7"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8"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9"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0"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1"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2"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3"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4"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5"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6"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1"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2" style:family="paragraph" style:parent-style-name="Standard" style:list-style-name="L1"/>
    <style:style style:name="P33" style:family="paragraph" style:parent-style-name="Standard" style:list-style-name="L1">
      <style:text-properties officeooo:paragraph-rsid="004035f7"/>
    </style:style>
    <style:style style:name="P34" style:family="paragraph" style:parent-style-name="Standard">
      <style:text-properties officeooo:rsid="00447e68" officeooo:paragraph-rsid="00447e68"/>
    </style:style>
    <style:style style:name="P35" style:family="paragraph" style:parent-style-name="Standard">
      <style:text-properties officeooo:rsid="0045f10a" officeooo:paragraph-rsid="00498cdf"/>
    </style:style>
    <style:style style:name="P36" style:family="paragraph" style:parent-style-name="Standard">
      <style:text-properties officeooo:rsid="00498cdf" officeooo:paragraph-rsid="00498cdf"/>
    </style:style>
    <style:style style:name="P37" style:family="paragraph" style:parent-style-name="Standard">
      <style:text-properties style:text-underline-style="solid" style:text-underline-width="auto" style:text-underline-color="font-color" officeooo:rsid="00498cdf" officeooo:paragraph-rsid="00498cdf"/>
    </style:style>
    <style:style style:name="T1" style:family="text">
      <style:text-properties fo:font-weight="bold" style:font-weight-asian="bold"/>
    </style:style>
    <style:style style:name="T2" style:family="text">
      <style:text-properties fo:font-weight="bold" officeooo:rsid="00314c1b" style:font-weight-asian="bold" style:font-weight-complex="bold"/>
    </style:style>
    <style:style style:name="T3"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4"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5"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6" style:family="text">
      <style:text-properties officeooo:rsid="0017ada9"/>
    </style:style>
    <style:style style:name="T7" style:family="text">
      <style:text-properties officeooo:rsid="001a773b"/>
    </style:style>
    <style:style style:name="T8" style:family="text">
      <style:text-properties officeooo:rsid="001ae93c"/>
    </style:style>
    <style:style style:name="T9" style:family="text">
      <style:text-properties officeooo:rsid="001b8c35"/>
    </style:style>
    <style:style style:name="T10" style:family="text">
      <style:text-properties officeooo:rsid="001b9a85"/>
    </style:style>
    <style:style style:name="T11" style:family="text">
      <style:text-properties officeooo:rsid="001bee96"/>
    </style:style>
    <style:style style:name="T12" style:family="text">
      <style:text-properties officeooo:rsid="001c55de"/>
    </style:style>
    <style:style style:name="T13" style:family="text">
      <style:text-properties officeooo:rsid="001c68cb"/>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officeooo:rsid="00498cdf"/>
    </style:style>
    <style:style style:name="T17" style:family="text">
      <style:text-properties officeooo:rsid="001f258b"/>
    </style:style>
    <style:style style:name="T18" style:family="text">
      <style:text-properties officeooo:rsid="002562d3"/>
    </style:style>
    <style:style style:name="T19" style:family="text">
      <style:text-properties officeooo:rsid="0027a44d"/>
    </style:style>
    <style:style style:name="T20" style:family="text">
      <style:text-properties officeooo:rsid="0027d113"/>
    </style:style>
    <style:style style:name="T21" style:family="text">
      <style:text-properties officeooo:rsid="0029435b"/>
    </style:style>
    <style:style style:name="T22" style:family="text">
      <style:text-properties officeooo:rsid="002a43dc"/>
    </style:style>
    <style:style style:name="T23" style:family="text">
      <style:text-properties officeooo:rsid="002b1ec1"/>
    </style:style>
    <style:style style:name="T24" style:family="text">
      <style:text-properties officeooo:rsid="002cb4a0"/>
    </style:style>
    <style:style style:name="T25" style:family="text">
      <style:text-properties officeooo:rsid="002e5301"/>
    </style:style>
    <style:style style:name="T26" style:family="text">
      <style:text-properties officeooo:rsid="002f56e3"/>
    </style:style>
    <style:style style:name="T27" style:family="text">
      <style:text-properties officeooo:rsid="00314c1b"/>
    </style:style>
    <style:style style:name="T28" style:family="text">
      <style:text-properties fo:font-weight="normal" officeooo:rsid="0031b094" style:font-weight-asian="normal" style:font-weight-complex="normal"/>
    </style:style>
    <style:style style:name="T29" style:family="text">
      <style:text-properties officeooo:rsid="0039105f"/>
    </style:style>
    <style:style style:name="T30" style:family="text">
      <style:text-properties officeooo:rsid="003d43a2"/>
    </style:style>
    <style:style style:name="T31" style:family="text">
      <style:text-properties officeooo:rsid="00448039"/>
    </style:style>
    <style:style style:name="T32" style:family="text">
      <style:text-properties officeooo:rsid="0045f10a"/>
    </style:style>
    <style:style style:name="T33" style:family="text">
      <style:text-properties officeooo:rsid="0046cfa1"/>
    </style:style>
    <style:style style:name="T34" style:family="text">
      <style:text-properties officeooo:rsid="00498cdf"/>
    </style:style>
    <style:style style:name="T35" style:family="text">
      <style:text-properties officeooo:rsid="004b0c41"/>
    </style:style>
    <style:style style:name="T36" style:family="text">
      <style:text-properties style:text-underline-style="none"/>
    </style:style>
    <style:style style:name="T37" style:family="text">
      <style:text-properties officeooo:rsid="004cccb6"/>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urso de java</text:p>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
      <text:h text:style-name="Heading_20_2" text:outline-level="2"><text:soft-page-break/></text:h>
      <text:h text:style-name="P8" text:outline-level="2">Paquetes</text:h>
      <text:p text:style-name="P9">El codigo .java corre dentro de paquetes. Es recomendable<text:span text:style-name="T18">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5"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16"><text:soft-page-break/>clases: no pueden ser estaticas <text:s/>menos que sean una clase dentro de otra clase (clase interna).</text:p>
        </text:list-item>
        <text:list-item>
          <text:p text:style-name="P17">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18">variable final: no puede ser modificada</text:p>
        </text:list-item>
        <text:list-item>
          <text:p text:style-name="P18">metodo final: no puede ser reemplazado (override) pero si puede ser sobrecargado (overloaded)</text:p>
        </text:list-item>
        <text:list-item>
          <text:p text:style-name="P19">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20">java no soporta herencia multiple. Supongamos las clases independientes A,B,C. <text:s/>etonces C puede heredar de A o de B, pero no de ambas a la vez.</text:p>
        </text:list-item>
        <text:list-item>
          <text:p text:style-name="P20">El metodo super() es llamado implicitamente aunque no lo hayamos escrito.</text:p>
        </text:list-item>
        <text:list-item>
          <text:p text:style-name="P21">Todas las clases en java extienden la clase Object</text:p>
        </text:list-item>
      </text:list>
      <text:h text:style-name="Heading_20_2" text:outline-level="2"><text:soft-page-break/>equals y hashCode()</text:h>
      <text:list text:style-name="WWNum5">
        <text:list-item>
          <text:p text:style-name="P26"><text:span text:style-name="T4">equals</text:span><text:span text:style-name="T3">(),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27"><text:span text:style-name="T4">hashCode</text:span><text:span text:style-name="T3">()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28"><text:span text:style-name="T5">upcasting</text:span><text:span text:style-name="T3">: creo B y lo casteo en una referencia a una clase A. Esto se puede hacer implicitamente y es seguro, ya que B es un tipo de A.</text:span></text:p>
        </text:list-item>
        <text:list-item>
          <text:p text:style-name="P29"><text:span text:style-name="T5">downcasting</text:span><text:span text:style-name="T3">: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22">A a = new A();</text:p>
        </text:list-item>
        <text:list-item>
          <text:p text:style-name="P22">A.B b = new A.B(); // For static inner classes</text:p>
        </text:list-item>
        <text:list-item>
          <text:p text:style-name="P23"><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30"><text:span text:style-name="T5">comune</text:span><text:span text:style-name="T3">s: solo declaran metodos</text:span></text:p>
        </text:list-item>
        <text:list-item>
          <text:p text:style-name="P30"><text:span text:style-name="T5">funcionales</text:span><text:span text:style-name="T3">: implementan metodos</text:span></text:p>
        </text:list-item>
        <text:list-item>
          <text:p text:style-name="P31"><text:span text:style-name="T5">mock</text:span><text:span text:style-name="T3">: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6">E</text:span>ntrada y salida</text:h>
      <text:p text:style-name="P6">La entrada y salida legacy en java es un poco mas complicada que el input("") en python. Pero se puede estudiar<text:span text:style-name="T7">:</text:span></text:p>
      <text:p text:style-name="P7"><text:span text:style-name="T15">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10">: </text:span>\n<text:span text:style-name="T9"> </text:span></text:p>
      <text:p text:style-name="P6"><text:span text:style-name="T15">System.in.read();</text:span><text:span text:style-name="T8"> // obtiene el primer caracter</text:span><text:span text:style-name="T11"> del buffer</text:span><text:span text:style-name="T17"> y lo devuelve en su codigo ascii</text:span><text:span text:style-name="T11">, pero deja abandonado el salto de linea</text:span><text:span text:style-name="T12"> dentro del buffer</text:span><text:span text:style-name="T11">.</text:span><text:span text:style-name="T12"> Si luego intentarmos usarlo nuevamente, o por ejemplo, el buffered reader, se va a leer el salto de linea del comienzo y nos va a devolver una linea vacia. Por esto, se recomienda consumir el salto de linea restante </text:span><text:span text:style-name="T13">nuevamente </text:span><text:span text:style-name="T12">con: System.in.read();</text:span></text:p>
      <text:p text:style-name="P6"/>
      <text:h text:style-name="Heading_20_2" text:outline-level="2">Hilos<text:span text:style-name="T19"> (Threads)</text:span></text:h>
      <text:p text:style-name="P11">Para crear hilos, y ejecutar codigo de manera concurrente debemos crear una clase "x" que extienda a Thread. Esta clase debe tener un metodo run(), que es el que va a ser ejecutado automaticamente al llamar al metodo start() de la clase "x"<text:span text:style-name="T24"> (ese metodo start lo hereda, no debemos crearlo)</text:span><text:span text:style-name="T20">.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26">sistema operativo</text:span><text:span text:style-name="T20"> tiene algoritmos de planificacion</text:span><text:span text:style-name="T26"> para el procesador</text:span><text:span text:style-name="T20"> (scheduling), para poder ejecutar una parte de un hilo, una parte de </text:span><text:soft-page-break/><text:span text:style-name="T20">otro y asi, siguiendo una disciplina, como </text:span><text:span text:style-name="T21">RR (R</text:span><text:span text:style-name="T20">ound </text:span><text:span text:style-name="T21">R</text:span><text:span text:style-name="T20">obin</text:span><text:span text:style-name="T21">)</text:span><text:span text:style-name="T20">, </text:span><text:span text:style-name="T21">SJF</text:span><text:span text:style-name="T22"> (small jobs first)</text:span><text:span text:style-name="T21">, FCFS</text:span><text:span text:style-name="T22"> (first come first server)</text:span><text:span text:style-name="T21">, etc.</text:span><text:span text:style-name="T23"> Entonces, no podemos saber o elegir el orden en el que se va a ejecutar nuestro codigo, si esta corriendo en forma de hilos</text:span><text:span text:style-name="T25">, ya que el SO va a decidirlo de acuerdo a su politica de planificacion</text:span><text:span text:style-name="T23">.</text:span></text:p>
      <text:h text:style-name="Heading_20_3" text:outline-level="3">Concepto de thread safe</text:h>
      <text:p text:style-name="P12">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27"> Para esto, se utiliza la palabra reservada </text:span><text:span text:style-name="T2">synchronized</text:span><text:span text:style-name="T28">.</text:span></text:p>
      <text:h text:style-name="Heading_20_3" text:outline-level="3">Estados de un hilo</text:h>
      <text:p text:style-name="Standard"><draw:frame draw:style-name="fr4"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h text:style-name="P10" text:outline-level="2"><text:soft-page-break/></text:h>
      <text:h text:style-name="P10" text:outline-level="2"/>
      <text:h text:style-name="P10" text:outline-level="2"/>
      <text:h text:style-name="P10" text:outline-level="2"/>
      <text:h text:style-name="P10" text:outline-level="2">Colecciones<text:span text:style-name="T29"> (Collection)</text:span></text:h>
      <text:p text:style-name="P13"><draw:frame draw:style-name="fr3" draw:name="Image2" text:anchor-type="char" svg:x="0.0091in" svg:y="0.178in" svg:width="3.9083in" svg:height="3.511in" draw:z-index="4"><draw:image xlink:href="Pictures/10000001000002E100000296AEDFA91B.png" xlink:type="simple" xlink:show="embed" xlink:actuate="onLoad" draw:mime-type="image/png"/></draw:frame></text:p>
      <text:p text:style-name="P13"><text:span text:style-name="T15">List</text:span>: Almacena Objetos ordenados y se permiten duplicados</text:p>
      <text:p text:style-name="P13"><text:span text:style-name="T15">Set</text:span>: Almacena objetos unicos (no se permiten duplicados)</text:p>
      <text:p text:style-name="P13"><text:span text:style-name="T15">Map</text:span>: Almacena pares <text:span text:style-name="T30">key:value</text:span></text:p>
      <text:p text:style-name="P13"/>
      <text:p text:style-name="P13"/>
      <text:p text:style-name="P13"/>
      <text:p text:style-name="P13"/>
      <text:h text:style-name="Heading_20_2" text:outline-level="2"><text:soft-page-break/>Stream api</text:h>
      <text:p text:style-name="P14">Un stream es una secuencia de elementos que se pueden cada uno con los siguientes metodos:</text:p>
      <text:list text:style-name="L1">
        <text:list-item>
          <text:p text:style-name="P33">coleccion.stream()</text:p>
          <text:list>
            <text:list-item>
              <text:p text:style-name="P33">.filter(...) <text:s text:c="2"/>// paso 1: filtrar</text:p>
            </text:list-item>
            <text:list-item>
              <text:p text:style-name="P32">.map(...) <text:s text:c="5"/>// paso 2: transformar</text:p>
            </text:list-item>
            <text:list-item>
              <text:p text:style-name="P32">.sorted(...) <text:s text:c="2"/>// paso 3: ordenar (opcional)</text:p>
            </text:list-item>
            <text:list-item>
              <text:p text:style-name="P32">.collect(...) <text:s/>// paso 4: recoger resultado</text:p>
            </text:list-item>
          </text:list>
        </text:list-item>
      </text:list>
      <text:p text:style-name="P34">Tambien se puede utilizar el parallelStream() para que se opere utilizando varios hilos, y obtener mas performance. No vale la pena utilizarlo con arrays cortos, ya que la diferencia de tiempo se vuelve despreciable, incluso la creacion de hilos toma un tiempo extra<text:span text:style-name="T31">.</text:span></text:p>
      <text:h text:style-name="Heading_20_2" text:outline-level="2"><text:span text:style-name="T32">Apache </text:span>Maven</text:h>
      <text:p text:style-name="P35">Es una herramienta open source que nos ayuda a gestionar las dependencias <text:span text:style-name="T33">(librerias externas) </text:span>de un proyecto de java.</text:p>
      <text:p text:style-name="P35"><text:span text:style-name="T16">instalacion (linux)</text:span><text:span text:style-name="T34">:</text:span><text:span text:style-name="T35"> </text:span><text:span text:style-name="T34">sudo apt install maven</text:span></text:p>
      <text:p text:style-name="P37">ejecucion<text:span text:style-name="T36">: mvn</text:span></text:p>
      <text:p text:style-name="P36"><text:span text:style-name="T14">creacion de proyecto basico</text:span>:</text:p>
      <text:p text:style-name="P36">mvn archetype:generate -DgroupId=com.ejemplo.app \</text:p>
      <text:p text:style-name="P36"><text:s text:c="23"/>-DartifactId=<text:span text:style-name="T37">app-name</text:span> \</text:p>
      <text:p text:style-name="P36"><text:s text:c="23"/>-DarchetypeArtifactId=maven-archetype-quickstart \</text:p>
      <text:p text:style-name="P36"><text:s text:c="23"/>-DinteractiveMode=false</text:p>
      <text:h text:style-name="Heading_20_2" text:outline-level="2">Extensiones recomendadas para VSCODE</text:h>
      <text:p text:style-name="Standard">Extension Pack for Java</text:p>
      <text:p text:style-name="Standard"/>
      <text:h text:style-name="Heading_20_2" text:outline-level="2"><text:soft-page-break/>Configuracion recomendada para VSCODE</text:h>
      <text:h text:style-name="Heading_20_3" text:outline-level="3">Formateo automatico</text:h>
      <text:p text:style-name="Standard">in vscode:</text:p>
      <text:list text:style-name="WWNum8">
        <text:list-item>
          <text:p text:style-name="P24">ctrl + shift + x</text:p>
        </text:list-item>
        <text:list-item>
          <text:p text:style-name="P24">install "Extension Pack for Java"</text:p>
        </text:list-item>
        <text:list-item>
          <text:p text:style-name="P24">Open vscode settings (Ctrl + ,).</text:p>
        </text:list-item>
        <text:list-item>
          <text:p text:style-name="P24">Search for: Format On Save</text:p>
        </text:list-item>
        <text:list-item>
          <text:p text:style-name="P25">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text:soft-page-break/>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5-30T23:56:49.565349103</dc:date>
    <meta:editing-duration>PT5H53M5S</meta:editing-duration>
    <meta:editing-cycles>59</meta:editing-cycles>
    <meta:document-statistic meta:table-count="1" meta:image-count="5" meta:object-count="0" meta:page-count="12" meta:paragraph-count="174" meta:word-count="2171" meta:character-count="12851" meta:non-whitespace-character-count="10772"/>
  </office:meta>
</office:document-meta>
</file>